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e" svg:stroke-opacity="100%" draw:fill-color="#ffff00" draw:opacity="0%" draw:textarea-horizontal-align="justify" draw:textarea-vertical-align="middle" draw:auto-grow-height="false" fo:min-height="1.25cm" fo:min-width="4.9cm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ffff00" draw:opacity="80%" draw:textarea-horizontal-align="justify" draw:textarea-vertical-align="middle" draw:auto-grow-height="false" fo:min-height="1.104cm" fo:min-width="4.75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0000" draw:opacity="70%" draw:textarea-horizontal-align="justify" draw:textarea-vertical-align="middle" draw:auto-grow-height="false" fo:min-height="1.014cm" fo:min-width="4.764cm"/>
    </style:style>
    <style:style style:name="gr7" style:family="graphic" style:parent-style-name="standard">
      <style:graphic-properties draw:fill-color="#0000dc" draw:opacity="34%" draw:textarea-horizontal-align="justify" draw:textarea-vertical-align="middle" draw:auto-grow-height="false" fo:min-height="1.014cm" fo:min-width="4.764cm"/>
    </style:style>
    <style:style style:name="gr8" style:family="graphic" style:parent-style-name="standard">
      <style:graphic-properties draw:fill-color="#00ff00" draw:opacity="50%" draw:textarea-horizontal-align="justify" draw:textarea-vertical-align="middle" draw:auto-grow-height="false" fo:min-height="1.014cm" fo:min-width="4.764cm"/>
    </style:style>
    <style:style style:name="gr9" style:family="graphic" style:parent-style-name="standard">
      <style:graphic-properties draw:fill-color="#ffff00" draw:opacity="0%" draw:textarea-horizontal-align="justify" draw:textarea-vertical-align="middle" draw:auto-grow-height="false" fo:min-height="1.104cm" fo:min-width="4.754cm"/>
    </style:style>
    <style:style style:name="gr10" style:family="graphic" style:parent-style-name="standard">
      <style:graphic-properties draw:fill-color="#00ff00" draw:opacity="50%" draw:textarea-horizontal-align="justify" draw:textarea-vertical-align="middle" draw:auto-grow-height="false" fo:min-height="1.104cm" fo:min-width="3.754cm"/>
    </style:style>
    <style:style style:name="gr11" style:family="graphic" style:parent-style-name="standard" style:list-style-name="L1">
      <style:graphic-properties draw:fill-color="#00ff00" draw:opacity="50%" draw:textarea-horizontal-align="justify" draw:textarea-vertical-align="middle" draw:auto-grow-height="false" fo:min-height="1.104cm" fo:min-width="3.554cm"/>
    </style:style>
    <style:style style:name="gr12" style:family="graphic" style:parent-style-name="standard" style:list-style-name="L1">
      <style:graphic-properties draw:fill-color="#00ff00" draw:opacity="50%" draw:textarea-horizontal-align="justify" draw:textarea-vertical-align="middle" draw:auto-grow-height="false" fo:min-height="1.104cm" fo:min-width="3.554cm"/>
    </style:style>
    <style:style style:name="gr13" style:family="graphic" style:parent-style-name="standard" style:list-style-name="L1">
      <style:graphic-properties draw:fill-color="#ff0000" draw:opacity="70%" draw:textarea-horizontal-align="justify" draw:textarea-vertical-align="middle" draw:auto-grow-height="false" fo:min-height="1.104cm" fo:min-width="3.554cm"/>
    </style:style>
    <style:style style:name="gr14" style:family="graphic" style:parent-style-name="standard" style:list-style-name="L1">
      <style:graphic-properties draw:fill-color="#ff0000" draw:opacity="70%" draw:textarea-horizontal-align="justify" draw:textarea-vertical-align="middle" draw:auto-grow-height="false" fo:min-height="1.104cm" fo:min-width="3.554cm"/>
    </style:style>
    <style:style style:name="gr15" style:family="graphic" style:parent-style-name="standard" style:list-style-name="L1">
      <style:graphic-properties draw:fill-color="#ff0000" draw:opacity="70%" draw:textarea-horizontal-align="justify" draw:textarea-vertical-align="middle" draw:auto-grow-height="false" fo:min-height="1.104cm" fo:min-width="3.554cm"/>
    </style:style>
    <style:style style:name="gr16" style:family="graphic" style:parent-style-name="standard" style:list-style-name="L1">
      <style:graphic-properties draw:fill-color="#0000dc" draw:opacity="34%" draw:textarea-horizontal-align="justify" draw:textarea-vertical-align="middle" draw:auto-grow-height="false" fo:min-height="1.104cm" fo:min-width="3.554cm"/>
    </style:style>
    <style:style style:name="gr17" style:family="graphic" style:parent-style-name="standard" style:list-style-name="L1">
      <style:graphic-properties draw:fill-color="#0000dc" draw:opacity="34%" draw:textarea-horizontal-align="justify" draw:textarea-vertical-align="middle" draw:auto-grow-height="false" fo:min-height="1.376cm" fo:min-width="3.826cm"/>
    </style:style>
    <style:style style:name="gr18" style:family="graphic" style:parent-style-name="standard" style:list-style-name="L1">
      <style:graphic-properties draw:fill-color="#ffff00" draw:opacity="80%" draw:textarea-horizontal-align="justify" draw:textarea-vertical-align="middle" draw:auto-grow-height="false" fo:min-height="1.104cm" fo:min-width="3.554cm"/>
    </style:style>
    <style:style style:name="gr19" style:family="graphic" style:parent-style-name="standard" style:list-style-name="L1">
      <style:graphic-properties draw:fill-color="#ffff00" draw:opacity="80%" draw:textarea-horizontal-align="justify" draw:textarea-vertical-align="middle" draw:auto-grow-height="false" fo:min-height="1.104cm" fo:min-width="3.554cm"/>
    </style:style>
    <style:style style:name="gr20" style:family="graphic" style:parent-style-name="standard" style:list-style-name="L1">
      <style:graphic-properties draw:fill-color="#ffff00" draw:opacity="80%" draw:textarea-horizontal-align="justify" draw:textarea-vertical-align="middle" draw:auto-grow-height="false" fo:min-height="1.104cm" fo:min-width="3.554cm"/>
    </style:style>
    <style:style style:name="gr21" style:family="graphic" style:parent-style-name="standard">
      <style:graphic-properties draw:fill-color="#fffffe" draw:opacity="100%" draw:textarea-horizontal-align="justify" draw:textarea-vertical-align="middle" draw:auto-grow-height="false" fo:min-height="1.736cm" fo:min-width="4.986cm"/>
    </style:style>
    <style:style style:name="P1" style:family="paragraph">
      <loext:graphic-properties draw:fill-color="#ffff00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00" draw:opacity="80%"/>
      <style:paragraph-properties fo:text-align="center"/>
    </style:style>
    <style:style style:name="P4" style:family="paragraph">
      <loext:graphic-properties draw:fill-color="#ff0000" draw:opacity="70%"/>
      <style:paragraph-properties fo:text-align="center"/>
    </style:style>
    <style:style style:name="P5" style:family="paragraph">
      <loext:graphic-properties draw:fill-color="#0000dc" draw:opacity="34%"/>
      <style:paragraph-properties fo:text-align="center"/>
      <style:text-properties fo:color="#000000"/>
    </style:style>
    <style:style style:name="P6" style:family="paragraph">
      <loext:graphic-properties draw:fill-color="#00ff00" draw:opacity="50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00ff00" draw:opacity="50%"/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-color="#ff0000" draw:opacity="70%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0000dc" draw:opacity="34%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-color="#ffff00" draw:opacity="80%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fffffe" draw:opacity="100%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5.4cm" svg:height="1.5cm" svg:x="22.7cm" svg:y="4.8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4.3cm" svg:y1="6.2cm" svg:x2="4.3cm" svg:y2="7.6cm" svg:d="M4300 6200v1400" svg:viewBox="0 0 1 1401">
          <text:p/>
        </draw:connector>
        <draw:connector draw:style-name="gr3" draw:text-style-name="P2" draw:layer="layout" svg:x1="4.3cm" svg:y1="9.1cm" svg:x2="4.3cm" svg:y2="10.4cm" svg:d="M4300 9100v1300" svg:viewBox="0 0 1 1301">
          <text:p/>
        </draw:connector>
        <draw:connector draw:style-name="gr3" draw:text-style-name="P2" draw:layer="layout" svg:x1="4.3cm" svg:y1="11.9cm" svg:x2="4.3cm" svg:y2="13.2cm" svg:d="M4300 11900v1300" svg:viewBox="0 0 1 1301">
          <text:p/>
        </draw:connector>
        <draw:connector draw:style-name="gr2" draw:text-style-name="P2" draw:layer="layout" svg:x1="4.3cm" svg:y1="9.1cm" svg:x2="4.3cm" svg:y2="10.4cm" svg:d="M4300 9100v1300" svg:viewBox="0 0 1 1301">
          <text:p/>
        </draw:connector>
        <draw:connector draw:style-name="gr2" draw:text-style-name="P2" draw:layer="layout" svg:x1="4.3cm" svg:y1="11.9cm" svg:x2="4.3cm" svg:y2="13.2cm" svg:d="M4300 11900v1300" svg:viewBox="0 0 1 1301">
          <text:p/>
        </draw:connector>
        <draw:connector draw:style-name="gr2" draw:text-style-name="P2" draw:layer="layout" svg:x1="11.3cm" svg:y1="6.2cm" svg:x2="11.3cm" svg:y2="7.6cm" svg:d="M11300 6200v1400" svg:viewBox="0 0 1 1401">
          <text:p/>
        </draw:connector>
        <draw:connector draw:style-name="gr2" draw:text-style-name="P2" draw:layer="layout" svg:x1="11.3cm" svg:y1="9.1cm" svg:x2="11.3cm" svg:y2="10.4cm" svg:d="M11300 9100v1300" svg:viewBox="0 0 1 1301">
          <text:p/>
        </draw:connector>
        <draw:connector draw:style-name="gr2" draw:text-style-name="P2" draw:layer="layout" svg:x1="11.3cm" svg:y1="11.9cm" svg:x2="11.3cm" svg:y2="13.2cm" svg:d="M11300 11900v1300" svg:viewBox="0 0 1 1301">
          <text:p/>
        </draw:connector>
        <draw:connector draw:style-name="gr2" draw:text-style-name="P2" draw:layer="layout" svg:x1="25.4cm" svg:y1="6.3cm" svg:x2="25.4cm" svg:y2="7.6cm" draw:start-shape="id1" draw:start-glue-point="2" svg:d="M25400 6300v1300" svg:viewBox="0 0 1 1301">
          <text:p/>
        </draw:connector>
        <draw:connector draw:style-name="gr2" draw:text-style-name="P2" draw:layer="layout" svg:x1="25.4cm" svg:y1="9.1cm" svg:x2="25.4cm" svg:y2="10.4cm" svg:d="M25400 9100v1300" svg:viewBox="0 0 1 1301">
          <text:p/>
        </draw:connector>
        <draw:connector draw:style-name="gr2" draw:text-style-name="P2" draw:layer="layout" svg:x1="25.4cm" svg:y1="11.9cm" svg:x2="25.4cm" svg:y2="13.2cm" svg:d="M25400 11900v1300" svg:viewBox="0 0 1 1301">
          <text:p/>
        </draw:connector>
        <draw:connector draw:style-name="gr2" draw:text-style-name="P2" draw:layer="layout" svg:x1="18.4cm" svg:y1="6.2cm" svg:x2="18.4cm" svg:y2="7.6cm" svg:d="M18400 6200v1400" svg:viewBox="0 0 1 1401">
          <text:p/>
        </draw:connector>
        <draw:connector draw:style-name="gr2" draw:text-style-name="P2" draw:layer="layout" svg:x1="18.4cm" svg:y1="9.1cm" svg:x2="18.4cm" svg:y2="10.4cm" svg:d="M18400 9100v1300" svg:viewBox="0 0 1 1301">
          <text:p/>
        </draw:connector>
        <draw:custom-shape draw:style-name="gr4" draw:text-style-name="P3" draw:layer="layout" svg:width="5.4cm" svg:height="1.5cm" svg:x="22.7cm" svg:y="4.8cm"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0.001cm" svg:height="0.1cm" svg:x="29.9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cm" svg:height="1.5cm" svg:x="21.5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4" draw:id="id4" draw:layer="layout" svg:width="5.4cm" svg:height="1.4cm" svg:x="8.6cm" svg:y="4.8cm">
          <text:p text:style-name="P2">FRONT-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cm" svg:height="1.5cm" svg:x="23.5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5" draw:id="id5" draw:layer="layout" svg:width="5.4cm" svg:height="1.4cm" svg:x="15.7cm" svg:y="4.8cm">
          <text:p text:style-name="P2"><text:span text:style-name="T1">BACK-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cm" svg:height="1.5cm" svg:x="4.2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2" draw:id="id2" draw:layer="layout" svg:width="5.4cm" svg:height="1.4cm" svg:x="1.6cm" svg:y="4.8cm">
          <text:p text:style-name="P2">ADM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cm" svg:height="1.5cm" svg:x="22.701cm" svg:y="4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5.4cm" svg:height="1.5cm" svg:x="22.70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4cm" svg:height="1.5cm" svg:x="22.701cm" svg:y="4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3" draw:id="id3" draw:layer="layout" svg:width="5.4cm" svg:height="1.5cm" svg:x="22.70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4.4cm" svg:height="1.5cm" svg:x="2.1cm" svg:y="7.6cm">
          <text:p text:style-name="P7"><text:span text:style-name="T2">ADMIN </text:span></text:p>
          <text:p text:style-name="P2"><text:span text:style-name="T2">FRONT-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4.2cm" svg:height="1.5cm" svg:x="2.2cm" svg:y="10.4cm">
          <text:p text:style-name="P7"><text:span text:style-name="T2">ADMIN </text:span></text:p>
          <text:p text:style-name="P2"><text:span text:style-name="T2">BACK-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4.2cm" svg:height="1.5cm" svg:x="2.2cm" svg:y="13.2cm">
          <text:p text:style-name="P7"><text:span text:style-name="T2">ADMIN </text:span></text:p>
          <text:p text:style-name="P7"><text:span text:style-name="T2">LO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4.2cm" svg:height="1.5cm" svg:x="9.2cm" svg:y="7.6cm">
          <text:p text:style-name="P7"><text:span text:style-name="T2">SCHEDA FI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4.2cm" svg:height="1.5cm" svg:x="9.2cm" svg:y="10.4cm">
          <text:p text:style-name="P7"><text:span text:style-name="T2">HOMEP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4.2cm" svg:height="1.5cm" svg:x="9.2cm" svg:y="13.2cm">
          <text:p text:style-name="P7"><text:span text:style-name="T2">PAGINA DI</text:span></text:p>
          <text:p text:style-name="P7"><text:span text:style-name="T2">RICERC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4.2cm" svg:height="1.5cm" svg:x="16.3cm" svg:y="7.6cm">
          <text:p text:style-name="P7"><text:span text:style-name="T3">FUNZIONI </text:span></text:p>
          <text:p text:style-name="P2"><text:span text:style-name="T3">RICHIE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4.5cm" svg:height="1.8cm" svg:x="16.2cm" svg:y="10.5cm">
          <text:p text:style-name="P7"><text:span text:style-name="T3">FUNZIONI </text:span></text:p>
          <text:p text:style-name="P7"><text:span text:style-name="T3"><text:s/></text:span><text:span text:style-name="T3">FORMATTAZIONE </text:span></text:p>
          <text:p text:style-name="P2"><text:span text:style-name="T3">RISPOS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4.2cm" svg:height="1.5cm" svg:x="23.3cm" svg:y="7.6cm">
          <text:p text:style-name="P7"><text:span text:style-name="T3">SCHEMA E/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4.2cm" svg:height="1.5cm" svg:x="23.3cm" svg:y="13.2cm">
          <text:p text:style-name="P7"><text:span text:style-name="T2">INS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4.2cm" svg:height="1.5cm" svg:x="23.3cm" svg:y="10.4cm">
          <text:p text:style-name="P7"><text:span text:style-name="T2">QU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14.85cm" svg:y1="3.4cm" svg:x2="4.3cm" svg:y2="4.8cm" draw:end-shape="id2" draw:end-glue-point="0" svg:d="M14850 3400v450h-10550v950" svg:viewBox="0 0 10551 1401">
          <text:p/>
        </draw:connector>
        <draw:connector draw:style-name="gr3" draw:text-style-name="P2" draw:layer="layout" svg:x1="14.85cm" svg:y1="3.4cm" svg:x2="25.401cm" svg:y2="4.801cm" draw:end-shape="id3" draw:end-glue-point="0" svg:d="M14850 3400v450h10551v951" svg:viewBox="0 0 10552 1402">
          <text:p/>
        </draw:connector>
        <draw:connector draw:style-name="gr3" draw:text-style-name="P2" draw:layer="layout" svg:x1="14.85cm" svg:y1="3.4cm" svg:x2="11.3cm" svg:y2="4.8cm" draw:end-shape="id4" draw:end-glue-point="0" svg:d="M14850 3400v450h-3550v950" svg:viewBox="0 0 3551 1401">
          <text:p/>
        </draw:connector>
        <draw:connector draw:style-name="gr3" draw:text-style-name="P2" draw:layer="layout" svg:x1="14.85cm" svg:y1="3.4cm" svg:x2="18.4cm" svg:y2="4.8cm" draw:end-shape="id5" draw:end-glue-point="0" svg:d="M14850 3400v450h3550v950" svg:viewBox="0 0 3551 1401">
          <text:p/>
        </draw:connector>
        <draw:custom-shape draw:style-name="gr21" draw:text-style-name="P12" draw:layer="layout" svg:width="5.7cm" svg:height="2.2cm" svg:x="12cm" svg:y="1.2cm">
          <text:p text:style-name="P2">VIDEOTECA </text:p>
          <text:p text:style-name="P2">ONL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08:14:23.223000000</meta:creation-date>
    <dc:date>2019-02-16T10:07:09.922000000</dc:date>
    <meta:editing-duration>PT38M56S</meta:editing-duration>
    <meta:editing-cycles>8</meta:editing-cycles>
    <meta:generator>LibreOffice/6.1.3.2$Windows_X86_64 LibreOffice_project/86daf60bf00efa86ad547e59e09d6bb77c699acb</meta:generator>
    <meta:document-statistic meta:object-count="42"/>
  </office:meta>
</office:document-meta>
</file>